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38df"/>
    </style:style>
    <style:style style:name="P2" style:family="paragraph" style:parent-style-name="Standard">
      <style:text-properties officeooo:paragraph-rsid="003966c8"/>
    </style:style>
    <style:style style:name="P3" style:family="paragraph" style:parent-style-name="Standard">
      <style:text-properties officeooo:paragraph-rsid="004f5da6"/>
    </style:style>
    <style:style style:name="T1" style:family="text">
      <style:text-properties officeooo:rsid="001ea1e1"/>
    </style:style>
    <style:style style:name="T2" style:family="text">
      <style:text-properties officeooo:rsid="0052c3b2"/>
    </style:style>
    <style:style style:name="T3" style:family="text">
      <style:text-properties officeooo:rsid="0053127f"/>
    </style:style>
    <style:style style:name="T4" style:family="text">
      <style:text-properties officeooo:rsid="00553468"/>
    </style:style>
    <style:style style:name="T5" style:family="text">
      <style:text-properties officeooo:rsid="00580241"/>
    </style:style>
    <style:style style:name="T6" style:family="text">
      <style:text-properties officeooo:rsid="0059f4e3"/>
    </style:style>
    <style:style style:name="T7" style:family="text">
      <style:text-properties officeooo:rsid="005b3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ìm hiểu FastQC từ <text:a xlink:type="simple" xlink:href="https://dnacore.missouri.edu/PDF/FastQC_Manual.pdf" text:style-name="Internet_20_link" text:visited-style-name="Visited_20_Internet_20_Link">https://dnacore.missouri.edu/PDF/FastQC_Manual.pdf</text:a></text:p>
      <text:p text:style-name="Standard"/>
      <text:p text:style-name="Standard"/>
      <text:p text:style-name="Standard">- Mục tiêu là để đảm bảo dữ liệu:</text:p>
      <text:p text:style-name="Standard"><text:tab/>+looks good</text:p>
      <text:p text:style-name="Standard"><text:tab/>+ko có problem<text:span text:style-name="T1">s</text:span></text:p>
      <text:p text:style-name="Standard"><text:tab/>+Ko có bias</text:p>
      <text:p text:style-name="P1">- Tool FastQC:</text:p>
      <text:p text:style-name="P1"><text:tab/>+tốt hơn report của sequencer vì nó report problem xuất hiện từ sequencer lẫn problem do <text:tab/>library material</text:p>
      <text:p text:style-name="P1"><text:tab/>+Input có thể là FastQ, SAM, BAM</text:p>
      <text:p text:style-name="P1"><text:tab/>+Theo hỏi đáp ở đây thì fastQC có support paired-end reads nhưng sẽ analyse forward and reverse reads separately</text:p>
      <text:p text:style-name="P1">- Đánh giá kết quả từ FastQC:</text:p>
      <text:p text:style-name="P1"><text:tab/>+Cần căn cứ vào ngữ cảnh, mình muốn kết quả ntn từ library của mình</text:p>
      <text:p text:style-name="P1"><text:tab/>+Kết quả được xem là normal nếu nó random và diverse. Nếu có bias trong kết quả thì có thể nó <text:tab/>là particular way we expect from our library</text:p>
      <text:p text:style-name="P1"><text:tab/>+Nên xem summary report là 1 pointer mà tại đó mình cần tập trung và hiểu vì sao library của <text:tab/>mình ko random và diverse</text:p>
      <text:p text:style-name="P1"><text:tab/>+Chú ý có 2 loại report là per base và per sequence</text:p>
      <text:p text:style-name="P1">- Những nội dung đáng chú ý từ FastQC report:</text:p>
      <text:p text:style-name="P1"><text:tab/>+Basic statistics:</text:p>
      <text:p text:style-name="P1"><text:tab/><text:tab/>-Ko bao giờ có Warning hoặc Error</text:p>
      <text:p text:style-name="P1"><text:tab/><text:tab/>-Từ đây có thể biết được độ dài của reads</text:p>
      <text:p text:style-name="P1"><text:tab/><text:tab/>-Từ đây có thể biết được có tổng bao nhiêu sequence/read, bao nhiêu được flag và filter</text:p>
      <text:p text:style-name="P1"><text:tab/><text:tab/>-Từ đây biết được input vào sequencer là raw base (actual base calls) hay là colorspace <text:tab/><text:tab/><text:tab/>data mà sẽ từ đó được convert thành base call</text:p>
      <text:p text:style-name="P1"><text:tab/>+Per base sequence quality</text:p>
      <text:p text:style-name="P1"><text:tab/><text:tab/>-Càng về cuối thì quality giảm dần</text:p>
      <text:p text:style-name="P1"><text:tab/><text:tab/>-Màu green là tốt</text:p>
      <text:p text:style-name="P1"><text:tab/><text:tab/>-Hai đầu của whiskers thể hiện 10% và 90% points</text:p>
      <text:p text:style-name="P1"><text:tab/><text:tab/>-Blue line thể hiện mean quality</text:p>
      <text:p text:style-name="P1"><text:tab/><text:tab/>-Yellow box thể hiện inter-quartile range (25-75%)</text:p>
      <text:p text:style-name="P1"><text:tab/><text:tab/>-Warning: nếu có bất kì base nào có lower quartile thấp hơn 10 hoặc median của bất kì <text:tab/><text:tab/><text:tab/>base nào thấp hơn 25</text:p>
      <text:p text:style-name="P1"><text:tab/><text:tab/>-Failure: nếu hai chỉ số trên là 5 và 20</text:p>
      <text:p text:style-name="P1"><text:tab/>+Per sequence quality scores</text:p>
      <text:p text:style-name="P1"><text:tab/><text:tab/>-Biểu đồ này để ta biết được có subset sequence nào đó có base call quality chất lượng <text:tab/><text:tab/><text:tab/>thấp</text:p>
      <text:p text:style-name="P1"><text:tab/><text:tab/>-Warning: nếu mean quality per read thấp hơn 27, tương đương 2% error rate</text:p>
      <text:p text:style-name="P1"><text:tab/><text:tab/>-Failure: nếu chỉ số trên là 20, tương đương 1% error rate</text:p>
      <text:p text:style-name="P1"><text:tab/>+Per base sequence content</text:p>
      <text:p text:style-name="P1"><text:tab/><text:tab/>-Biểu đồ biểu diễn content (tỉ lệ ATGC) trên từng base một. Tốt nhất là các đường này <text:tab/><text:tab/><text:tab/>song song với nhau, thể hiện ko có bias cho bất cứ loại base nào</text:p>
      <text:p text:style-name="P1"><text:tab/><text:tab/>-Warning: nếu tỉ lệ chênh lệch của A với T hoặc G với C là 10% cho bất cứ vị trí nào</text:p>
      <text:p text:style-name="P1"><text:tab/><text:tab/>-Error: nếu tỉ lệ trên là 20%</text:p>
      <text:p text:style-name="P1"><text:tab/>+Per base GC content</text:p>
      <text:p text:style-name="P1"><text:tab/><text:tab/>-Tốt nhất nên là 1 đường ngang song song Ox</text:p>
      <text:p text:style-name="P1"><text:soft-page-break/><text:tab/><text:tab/>-Nếu đường này ko nằm ngang mà thay đổi --&gt; trong data có overrepresented sequence <text:tab/><text:tab/><text:tab/>--&gt; contaminate the library</text:p>
      <text:p text:style-name="P1"><text:tab/><text:tab/></text:p>
      <text:p text:style-name="P1"><text:tab/><text:tab/>-Warning: nếu có vị trí nào lệch 5% so với mean GC content</text:p>
      <text:p text:style-name="P1"><text:tab/><text:tab/>-Error: nếu có vị trí nào lệch 10% so với mean GC content</text:p>
      <text:p text:style-name="P1"><text:tab/><text:tab/>-Trong ví dụ của mình ko thấy có report này</text:p>
      <text:p text:style-name="P1"><text:tab/>+Per sequence GC content</text:p>
      <text:p text:style-name="P2"><text:tab/><text:tab/>-Được biểu diễn dưới dạng distribution và so sánh với standard distribution với mean là <text:tab/><text:tab/><text:tab/>50%.</text:p>
      <text:p text:style-name="P2"><text:tab/><text:tab/>-Nếu hình dạng có sự khác biệt: ngụ ý contaminated library hoặc một loại biased subset <text:tab/><text:tab/><text:tab/>nào đó</text:p>
      <text:p text:style-name="P2"><text:tab/><text:tab/>-Nếu distribution bị ship: systematic bias mà ko phụ thuộc vào vị trí của base</text:p>
      <text:p text:style-name="P2"><text:tab/><text:tab/>-Warning: nếu tổng deviation chiếm 15% of the read</text:p>
      <text:p text:style-name="P2"><text:tab/><text:tab/>-Error: nếu tổng deviation chiếm 30% of the read </text:p>
      <text:p text:style-name="P2"><text:tab/>+Per base N content</text:p>
      <text:p text:style-name="P2"><text:tab/><text:tab/>-Nếu sequencer ko chắc về 1 base nào đó --&gt; dùng kí tự N</text:p>
      <text:p text:style-name="P2"><text:tab/><text:tab/>-Thông thường thì sẽ có low proportion là Ns, đặc biệt là lúc gần cuối sequence</text:p>
      <text:p text:style-name="P2"><text:tab/><text:tab/>-Warning: 5% ở bất cứ vị trí nào</text:p>
      <text:p text:style-name="P2"><text:tab/><text:tab/>-Failure: 20%</text:p>
      <text:p text:style-name="P2"><text:tab/>+Sequence length distribution</text:p>
      <text:p text:style-name="P2"><text:tab/><text:tab/>-Warning: nếu sequence length ko bằng nhau</text:p>
      <text:p text:style-name="P2"><text:tab/><text:tab/>-Failure: nếu có sequence length bằng 0</text:p>
      <text:p text:style-name="P2"><text:tab/>+Duplicate sequences </text:p>
      <text:p text:style-name="P3"><text:tab/><text:tab/>-Diverse library (good library) có nghĩa là mỗi sequence gần như là duy nhất.</text:p>
      <text:p text:style-name="P3"><text:tab/><text:tab/>-Low level of duplication: dấu hiệu của high level of coverage of the target sequence</text:p>
      <text:p text:style-name="P3"><text:tab/><text:tab/>-High level of duplication: dấu hiệu của enrichment bias (ví dụ PCR over amplification)</text:p>
      <text:p text:style-name="P2"><text:tab/><text:tab/>-Với RNA sequencingsequencing, you are sequencing a hugely <text:span text:style-name="T2">enriched pool of stuff. <text:tab/><text:tab/><text:tab/>With mRNA sequencing, it represents only 1 to 2% of the genome. There are certain <text:tab/><text:tab/><text:tab/>signals, there are certain mRNAs in that pool of data, that are hughly enriched. There are <text:tab/><text:tab/>certain genes that are expressed at very high levels that will produce a reasonable <text:tab/><text:tab/><text:tab/>amount of the data that we’re seeing. So you expect to see duplication in RNA-seq <text:tab/><text:tab/><text:tab/>experiments. </text:span><text:span text:style-name="T3">So there is only about 30% of the reads overall are unique which is high <text:tab/><text:tab/><text:tab/>level of duplication.</text:span></text:p>
      <text:p text:style-name="P2"><text:tab/><text:span text:style-name="T4">+Overrepresented sequences</text:span></text:p>
      <text:p text:style-name="P2"><text:tab/><text:tab/>-<text:span text:style-name="T5">Can relate this section to Duplicate sequence. If there is high level of duplicate <text:tab/><text:tab/><text:tab/><text:tab/>sequence → there are high level of overrepresented sequences</text:span></text:p>
      <text:p text:style-name="P2"><text:tab/><text:tab/>-<text:span text:style-name="T6">As long as none of the Possible source for hit is adaptor, it probably ok for RNA-seq <text:tab/><text:tab/><text:tab/>experiments</text:span></text:p>
      <text:p text:style-name="P2"><text:tab/><text:span text:style-name="T7">+Adapter content</text:span></text:p>
      <text:p text:style-name="P2"><text:tab/><text:tab/></text:p>
      <text:p text:style-name="P2"><text:tab/><text:tab/></text:p>
      <text:p text:style-name="P2"><text:tab/><text:tab/></text:p>
      <text:p text:style-name="P1"/>
      <text:p text:style-name="P1"><text:tab/><text:tab/></text:p>
      <text:p text:style-name="P1"><text:tab/><text:tab/></text:p>
      <text:p text:style-name="P1"/>
      <text:p text:style-name="P1"/>
      <text:p text:style-name="P1"><text:tab/><text:tab/></text:p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0:00:15.000350124</meta:creation-date>
    <meta:generator>LibreOffice/7.1.7.2$Linux_X86_64 LibreOffice_project/10$Build-2</meta:generator>
    <dc:date>2022-03-15T14:33:30.563338615</dc:date>
    <meta:editing-duration>PT4H3M30S</meta:editing-duration>
    <meta:editing-cycles>41</meta:editing-cycles>
    <meta:document-statistic meta:table-count="0" meta:image-count="0" meta:object-count="0" meta:page-count="2" meta:paragraph-count="73" meta:word-count="800" meta:character-count="4327" meta:non-whitespace-character-count="3430"/>
  </office:meta>
</office:document-meta>
</file>